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7917in"/>
    </style:style>
    <style:style style:name="Table1.B" style:family="table-column">
      <style:table-column-properties style:column-width="2.1875in"/>
    </style:style>
    <style:style style:name="Table1.C" style:family="table-column">
      <style:table-column-properties style:column-width="2.52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style:font-size-asian="13pt" style:font-size-complex="13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OpenDeepResearcher: Agentic LLM(Large Language Model) Research Framework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<text:span text:style-name="T2"><text:s/>Gemini LLM</text:span></text:p>
          </table:table-cell>
          <table:table-cell table:style-name="Table1.A1" office:value-type="string">
            <text:p text:style-name="P6"><text:span text:style-name="T2">Agentic LLM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Core Behaviour</text:span></text:p>
          </table:table-cell>
          <table:table-cell table:style-name="Table1.A1" office:value-type="string">
            <text:p text:style-name="P6"><text:span text:style-name="T2">Creates text,images and code based on a prompt(reactive).</text:span></text:p>
          </table:table-cell>
          <table:table-cell table:style-name="Table1.A1" office:value-type="string">
            <text:p text:style-name="P6"><text:span text:style-name="T2">Initiates,plans &amp; executes tasks himself</text:span></text:p>
            <text:p text:style-name="P6"><text:span text:style-name="T2">(proactive/autonomous)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Functionality</text:span></text:p>
          </table:table-cell>
          <table:table-cell table:style-name="Table1.A1" office:value-type="string">
            <text:p text:style-name="P6"><text:span text:style-name="T2">It creates content,summarizes &amp; answers questions.</text:span></text:p>
          </table:table-cell>
          <table:table-cell table:style-name="Table1.A1" office:value-type="string">
            <text:p text:style-name="P6"><text:span text:style-name="T2">Focuses on automation of workflows,problem solving &amp; interaction with outside tools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Tool Used</text:span></text:p>
          </table:table-cell>
          <table:table-cell table:style-name="Table1.A1" office:value-type="string">
            <text:p text:style-name="P6"><text:span text:style-name="T2">Can use tools,usually in a single request.</text:span></text:p>
          </table:table-cell>
          <table:table-cell table:style-name="Table1.A1" office:value-type="string">
            <text:p text:style-name="P6"><text:span text:style-name="T2">Integrates &amp; manages tools,APIs to achieve goals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Memory</text:span></text:p>
          </table:table-cell>
          <table:table-cell table:style-name="Table1.A1" office:value-type="string">
            <text:p text:style-name="P6"><text:span text:style-name="T2">Responds based on the current prompt &amp; training data.</text:span></text:p>
          </table:table-cell>
          <table:table-cell table:style-name="Table1.A1" office:value-type="string">
            <text:p text:style-name="P6"><text:span text:style-name="T2">Contains short-term &amp; long-term memory for learning,its adapting in nature.</text:span></text:p>
          </table:table-cell>
        </table:table-row>
      </table:table>
      <text:p text:style-name="P1"/>
      <text:p text:style-name="P3"><text:span text:style-name="T3">Gemini</text:span><text:span text:style-name="T2"> is the engine that understands language and data.</text:span></text:p>
      <text:p text:style-name="P3"><text:span text:style-name="T2">An </text:span><text:span text:style-name="T3">Agentic LLM</text:span><text:span text:style-name="T2"> is a system that uses an engine like gemini to reason,plan and execute actions for the user.</text:span></text:p>
      <text:p text:style-name="P4"/>
      <text:p text:style-name="P3"><text:span text:style-name="T4">Components of an agentic system:</text:span></text:p>
      <text:p text:style-name="P3"><text:span text:style-name="T2">1.</text:span><text:span text:style-name="T3">The LLM</text:span><text:span text:style-name="T2"> :The core “brain” that analyzes the goal &amp; decides on the next action.</text:span></text:p>
      <text:p text:style-name="P3"><text:span text:style-name="T2">2.</text:span><text:span text:style-name="T3">Tools</text:span><text:span text:style-name="T2"> : External functions/programs the LLM can use such as web browser,a calculator or other APIs.</text:span></text:p>
      <text:p text:style-name="P3"><text:span text:style-name="T2">3.</text:span><text:span text:style-name="T3"> Memory</text:span><text:span text:style-name="T2"> : A system for storing past interactions and information to maintain,improve performance.</text:span></text:p>
      <text:p text:style-name="P3"><text:span text:style-name="T2">4.</text:span><text:span text:style-name="T3">Orchestration </text:span><text:span text:style-name="T2">: The framework that manages the flow of information,actions between the LLM,tools and memory.</text:span></text:p>
      <text:p text:style-name="P2"/>
      <text:p text:style-name="P3"><text:span text:style-name="T1">Objective of the OpenDeepResearcher Project:</text:span><text:span text:style-name="T2">Develop an AI-powered research assistant capable of autonomous,in-depth research.</text:span></text:p>
      <text:p text:style-name="P3"><text:span text:style-name="T3">KEYTechnologies</text:span><text:span text:style-name="T2">:Leverages Large Language Models(LLMs),agentic workflows,web search APIs.</text:span></text:p>
      <text:p text:style-name="P3"><text:span text:style-name="T3">FUNCTIONALITY</text:span><text:span text:style-name="T2">:Automates planning,retrieving,analyzing and summarizing information from credible sources.</text:span></text:p>
      <text:p text:style-name="P3"><text:span text:style-name="T3">GOAL:</text:span><text:span text:style-name="T2">Streamline the research process &amp; enable efficient generation of high-quality report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27" meta:word-count="214" meta:character-count="1602" meta:non-whitespace-character-count="1414"/>
    <meta:generator>LibreOfficeDev/6.0.5.2$Linux_X86_64 LibreOffice_project/</meta:generator>
  </office:meta>
</office:document-meta>
</file>